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45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if test="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3">Start time: </text:p>
          </table:table-cell>
          <table:covered-table-cell/>
          <table:table-cell table:style-name="Tabella3.B2" office:value-type="string">
            <text:p text:style-name="P53">End Time: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3" office:value-type="string">
            <text:p text:style-name="P56"><text:placeholder text:placeholder-type="text">&lt;if test="not 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</table:table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4">Legenda: Q.C.P. = Quality Control Passed</text:p>
      <text:p text:style-name="P55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4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7:17:44.259255725</dc:date>
    <meta:editing-duration>P1DT18H50M24S</meta:editing-duration>
    <meta:editing-cycles>331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8" meta:word-count="311" meta:character-count="4419" meta:non-whitespace-character-count="4196"/>
    <meta:user-defined meta:name="Info 1"/>
    <meta:user-defined meta:name="Info 2"/>
    <meta:user-defined meta:name="Info 3"/>
    <meta:user-defined meta:name="Info 4"/>
  </office:meta>
</office:document-meta>
</file>